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3.46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55" calcext:value-type="float">
            <text:p>4555</text:p>
          </table:table-cell>
          <table:table-cell office:value-type="float" office:value="1000" calcext:value-type="float">
            <text:p>1000</text:p>
          </table:table-cell>
          <table:table-cell office:value-type="float" office:value="4.555" calcext:value-type="float">
            <text:p>4.5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64544" calcext:value-type="float">
            <text:p>0.0164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544" calcext:value-type="float">
            <text:p>1.64544E-05</text:p>
          </table:table-cell>
          <table:table-cell office:value-type="float" office:value="0.000013393" calcext:value-type="float">
            <text:p>1.3393E-05</text:p>
          </table:table-cell>
          <table:table-cell office:value-type="float" office:value="0.000036565" calcext:value-type="float">
            <text:p>3.6565E-05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212647" calcext:value-type="float">
            <text:p>0.021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47" calcext:value-type="float">
            <text:p>2.12647E-05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000066557" calcext:value-type="float">
            <text:p>6.6557E-05</text:p>
          </table:table-cell>
          <table:table-cell office:value-type="float" office:value="14929" calcext:value-type="float">
            <text:p>14929</text:p>
          </table:table-cell>
          <table:table-cell office:value-type="float" office:value="1000" calcext:value-type="float">
            <text:p>1000</text:p>
          </table:table-cell>
          <table:table-cell office:value-type="float" office:value="14.929" calcext:value-type="float">
            <text:p>14.9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0" calcext:value-type="float">
            <text:p>1000</text:p>
          </table:table-cell>
          <table:table-cell office:value-type="float" office:value="13.398" calcext:value-type="float">
            <text:p>13.3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0243636" calcext:value-type="float">
            <text:p>0.0243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36" calcext:value-type="float">
            <text:p>2.43636E-05</text:p>
          </table:table-cell>
          <table:table-cell office:value-type="float" office:value="0.000015574" calcext:value-type="float">
            <text:p>1.5574E-05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16793" calcext:value-type="float">
            <text:p>16793</text:p>
          </table:table-cell>
          <table:table-cell office:value-type="float" office:value="1000" calcext:value-type="float">
            <text:p>1000</text:p>
          </table:table-cell>
          <table:table-cell office:value-type="float" office:value="16.793" calcext:value-type="float">
            <text:p>16.7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173" calcext:value-type="float">
            <text:p>18173</text:p>
          </table:table-cell>
          <table:table-cell office:value-type="float" office:value="1000" calcext:value-type="float">
            <text:p>1000</text:p>
          </table:table-cell>
          <table:table-cell office:value-type="float" office:value="18.173" calcext:value-type="float">
            <text:p>18.1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499" calcext:value-type="float">
            <text:p>2.86499E-05</text:p>
          </table:table-cell>
          <table:table-cell office:value-type="float" office:value="0.000016481" calcext:value-type="float">
            <text:p>1.6481E-05</text:p>
          </table:table-cell>
          <table:table-cell office:value-type="float" office:value="0.000066063" calcext:value-type="float">
            <text:p>6.6063E-05</text:p>
          </table:table-cell>
          <table:table-cell office:value-type="float" office:value="19134" calcext:value-type="float">
            <text:p>19134</text:p>
          </table:table-cell>
          <table:table-cell office:value-type="float" office:value="1000" calcext:value-type="float">
            <text:p>1000</text:p>
          </table:table-cell>
          <table:table-cell office:value-type="float" office:value="19.134" calcext:value-type="float">
            <text:p>19.1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47" calcext:value-type="float">
            <text:p>22347</text:p>
          </table:table-cell>
          <table:table-cell office:value-type="float" office:value="1000" calcext:value-type="float">
            <text:p>1000</text:p>
          </table:table-cell>
          <table:table-cell office:value-type="float" office:value="22.347" calcext:value-type="float">
            <text:p>22.3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2761" calcext:value-type="float">
            <text:p>0.032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61" calcext:value-type="float">
            <text:p>3.2761E-05</text:p>
          </table:table-cell>
          <table:table-cell office:value-type="float" office:value="0.000019519" calcext:value-type="float">
            <text:p>1.9519E-05</text:p>
          </table:table-cell>
          <table:table-cell office:value-type="float" office:value="0.000083251" calcext:value-type="float">
            <text:p>8.3251E-05</text:p>
          </table:table-cell>
          <table:table-cell office:value-type="float" office:value="20792" calcext:value-type="float">
            <text:p>20792</text:p>
          </table:table-cell>
          <table:table-cell office:value-type="float" office:value="1000" calcext:value-type="float">
            <text:p>1000</text:p>
          </table:table-cell>
          <table:table-cell office:value-type="float" office:value="20.792" calcext:value-type="float">
            <text:p>20.7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67" calcext:value-type="float">
            <text:p>4867</text:p>
          </table:table-cell>
          <table:table-cell office:value-type="float" office:value="1000" calcext:value-type="float">
            <text:p>1000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80" calcext:value-type="float">
            <text:p>27080</text:p>
          </table:table-cell>
          <table:table-cell office:value-type="float" office:value="1000" calcext:value-type="float">
            <text:p>1000</text:p>
          </table:table-cell>
          <table:table-cell office:value-type="float" office:value="27.08" calcext:value-type="float">
            <text:p>27.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0368049" calcext:value-type="float">
            <text:p>0.0368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49" calcext:value-type="float">
            <text:p>3.68049E-05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89449" calcext:value-type="float">
            <text:p>8.9449E-05</text:p>
          </table:table-cell>
          <table:table-cell office:value-type="float" office:value="22238" calcext:value-type="float">
            <text:p>22238</text:p>
          </table:table-cell>
          <table:table-cell office:value-type="float" office:value="1000" calcext:value-type="float">
            <text:p>1000</text:p>
          </table:table-cell>
          <table:table-cell office:value-type="float" office:value="22.238" calcext:value-type="float">
            <text:p>22.2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49" calcext:value-type="float">
            <text:p>5449</text:p>
          </table:table-cell>
          <table:table-cell office:value-type="float" office:value="1000" calcext:value-type="float">
            <text:p>1000</text:p>
          </table:table-cell>
          <table:table-cell office:value-type="float" office:value="5.449" calcext:value-type="float">
            <text:p>5.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373" calcext:value-type="float">
            <text:p>31373</text:p>
          </table:table-cell>
          <table:table-cell office:value-type="float" office:value="1000" calcext:value-type="float">
            <text:p>1000</text:p>
          </table:table-cell>
          <table:table-cell office:value-type="float" office:value="31.373" calcext:value-type="float">
            <text:p>31.37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394603" calcext:value-type="float">
            <text:p>0.0394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603" calcext:value-type="float">
            <text:p>3.94603E-05</text:p>
          </table:table-cell>
          <table:table-cell office:value-type="float" office:value="0.000018528" calcext:value-type="float">
            <text:p>1.8528E-05</text:p>
          </table:table-cell>
          <table:table-cell office:value-type="float" office:value="0.000091171" calcext:value-type="float">
            <text:p>9.1171E-05</text:p>
          </table:table-cell>
          <table:table-cell office:value-type="float" office:value="22657" calcext:value-type="float">
            <text:p>22657</text:p>
          </table:table-cell>
          <table:table-cell office:value-type="float" office:value="1000" calcext:value-type="float">
            <text:p>1000</text:p>
          </table:table-cell>
          <table:table-cell office:value-type="float" office:value="22.657" calcext:value-type="float">
            <text:p>22.6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149" calcext:value-type="float">
            <text:p>6149</text:p>
          </table:table-cell>
          <table:table-cell office:value-type="float" office:value="1000" calcext:value-type="float">
            <text:p>1000</text:p>
          </table:table-cell>
          <table:table-cell office:value-type="float" office:value="6.149" calcext:value-type="float">
            <text:p>6.1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42" calcext:value-type="float">
            <text:p>35942</text:p>
          </table:table-cell>
          <table:table-cell office:value-type="float" office:value="1000" calcext:value-type="float">
            <text:p>1000</text:p>
          </table:table-cell>
          <table:table-cell office:value-type="float" office:value="35.942" calcext:value-type="float">
            <text:p>35.9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0378636" calcext:value-type="float">
            <text:p>0.0378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36" calcext:value-type="float">
            <text:p>3.78636E-05</text:p>
          </table:table-cell>
          <table:table-cell office:value-type="float" office:value="0.000019081" calcext:value-type="float">
            <text:p>1.9081E-05</text:p>
          </table:table-cell>
          <table:table-cell office:value-type="float" office:value="0.000108976" calcext:value-type="float">
            <text:p>0.000108976</text:p>
          </table:table-cell>
          <table:table-cell office:value-type="float" office:value="21415" calcext:value-type="float">
            <text:p>21415</text:p>
          </table:table-cell>
          <table:table-cell office:value-type="float" office:value="1000" calcext:value-type="float">
            <text:p>1000</text:p>
          </table:table-cell>
          <table:table-cell office:value-type="float" office:value="21.415" calcext:value-type="float">
            <text:p>21.4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033" calcext:value-type="float">
            <text:p>7033</text:p>
          </table:table-cell>
          <table:table-cell office:value-type="float" office:value="1000" calcext:value-type="float">
            <text:p>1000</text:p>
          </table:table-cell>
          <table:table-cell office:value-type="float" office:value="7.033" calcext:value-type="float">
            <text:p>7.0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6" calcext:value-type="float">
            <text:p>40476</text:p>
          </table:table-cell>
          <table:table-cell office:value-type="float" office:value="1000" calcext:value-type="float">
            <text:p>1000</text:p>
          </table:table-cell>
          <table:table-cell office:value-type="float" office:value="40.476" calcext:value-type="float">
            <text:p>40.47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01" calcext:value-type="float">
            <text:p>3.1601E-05</text:p>
          </table:table-cell>
          <table:table-cell office:value-type="float" office:value="0.000018914" calcext:value-type="float">
            <text:p>1.8914E-05</text:p>
          </table:table-cell>
          <table:table-cell office:value-type="float" office:value="0.000086796" calcext:value-type="float">
            <text:p>8.6796E-05</text:p>
          </table:table-cell>
          <table:table-cell office:value-type="float" office:value="17365" calcext:value-type="float">
            <text:p>17365</text:p>
          </table:table-cell>
          <table:table-cell office:value-type="float" office:value="1000" calcext:value-type="float">
            <text:p>1000</text:p>
          </table:table-cell>
          <table:table-cell office:value-type="float" office:value="17.365" calcext:value-type="float">
            <text:p>17.3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8.34" calcext:value-type="float">
            <text:p>8.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5.85798099512757" calcext:value-type="float">
            <text:p>5.85798099512757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36" calcext:value-type="float">
            <text:p>19036</text:p>
          </table:table-cell>
          <table:table-cell office:value-type="float" office:value="1000" calcext:value-type="float">
            <text:p>10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582116" calcext:value-type="float">
            <text:p>0.0582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116" calcext:value-type="float">
            <text:p>5.82116E-05</text:p>
          </table:table-cell>
          <table:table-cell office:value-type="float" office:value="0.000047421" calcext:value-type="float">
            <text:p>4.7421E-05</text:p>
          </table:table-cell>
          <table:table-cell office:value-type="float" office:value="0.000097685" calcext:value-type="float">
            <text:p>9.7685E-05</text:p>
          </table:table-cell>
          <table:table-cell office:value-type="float" office:value="30593" calcext:value-type="float">
            <text:p>30593</text:p>
          </table:table-cell>
          <table:table-cell office:value-type="float" office:value="1000" calcext:value-type="float">
            <text:p>1000</text:p>
          </table:table-cell>
          <table:table-cell office:value-type="float" office:value="30.593" calcext:value-type="float">
            <text:p>30.5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06" calcext:value-type="float">
            <text:p>3606</text:p>
          </table:table-cell>
          <table:table-cell office:value-type="float" office:value="1000" calcext:value-type="float">
            <text:p>1000</text:p>
          </table:table-cell>
          <table:table-cell office:value-type="float" office:value="3.606" calcext:value-type="float">
            <text:p>3.6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87" calcext:value-type="float">
            <text:p>37987</text:p>
          </table:table-cell>
          <table:table-cell office:value-type="float" office:value="1000" calcext:value-type="float">
            <text:p>1000</text:p>
          </table:table-cell>
          <table:table-cell office:value-type="float" office:value="37.987" calcext:value-type="float">
            <text:p>37.98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0786375" calcext:value-type="float">
            <text:p>0.0786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375" calcext:value-type="float">
            <text:p>7.86375E-05</text:p>
          </table:table-cell>
          <table:table-cell office:value-type="float" office:value="0.000054548" calcext:value-type="float">
            <text:p>5.4548E-05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42622" calcext:value-type="float">
            <text:p>42622</text:p>
          </table:table-cell>
          <table:table-cell office:value-type="float" office:value="1000" calcext:value-type="float">
            <text:p>1000</text:p>
          </table:table-cell>
          <table:table-cell office:value-type="float" office:value="42.622" calcext:value-type="float">
            <text:p>42.62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97" calcext:value-type="float">
            <text:p>57297</text:p>
          </table:table-cell>
          <table:table-cell office:value-type="float" office:value="1000" calcext:value-type="float">
            <text:p>100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4" calcext:value-type="float">
            <text:p>0.000107924</text:p>
          </table:table-cell>
          <table:table-cell office:value-type="float" office:value="0.000072337" calcext:value-type="float">
            <text:p>7.2337E-05</text:p>
          </table:table-cell>
          <table:table-cell office:value-type="float" office:value="0.000189562" calcext:value-type="float">
            <text:p>0.000189562</text:p>
          </table:table-cell>
          <table:table-cell office:value-type="float" office:value="57686" calcext:value-type="float">
            <text:p>57686</text:p>
          </table:table-cell>
          <table:table-cell office:value-type="float" office:value="1000" calcext:value-type="float">
            <text:p>1000</text:p>
          </table:table-cell>
          <table:table-cell office:value-type="float" office:value="57.686" calcext:value-type="float">
            <text:p>57.68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4916" calcext:value-type="float">
            <text:p>4916</text:p>
          </table:table-cell>
          <table:table-cell office:value-type="float" office:value="1000" calcext:value-type="float">
            <text:p>1000</text:p>
          </table:table-cell>
          <table:table-cell office:value-type="float" office:value="4.916" calcext:value-type="float">
            <text:p>4.9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11" calcext:value-type="float">
            <text:p>76111</text:p>
          </table:table-cell>
          <table:table-cell office:value-type="float" office:value="1000" calcext:value-type="float">
            <text:p>1000</text:p>
          </table:table-cell>
          <table:table-cell office:value-type="float" office:value="76.111" calcext:value-type="float">
            <text:p>76.11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39" calcext:value-type="float">
            <text:p>0.000151639</text:p>
          </table:table-cell>
          <table:table-cell office:value-type="float" office:value="0.000083869" calcext:value-type="float">
            <text:p>8.3869E-05</text:p>
          </table:table-cell>
          <table:table-cell office:value-type="float" office:value="0.000295568" calcext:value-type="float">
            <text:p>0.000295568</text:p>
          </table:table-cell>
          <table:table-cell office:value-type="float" office:value="75742" calcext:value-type="float">
            <text:p>75742</text:p>
          </table:table-cell>
          <table:table-cell office:value-type="float" office:value="1000" calcext:value-type="float">
            <text:p>1000</text:p>
          </table:table-cell>
          <table:table-cell office:value-type="float" office:value="75.742" calcext:value-type="float">
            <text:p>75.742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5570" calcext:value-type="float">
            <text:p>5570</text:p>
          </table:table-cell>
          <table:table-cell office:value-type="float" office:value="1000" calcext:value-type="float">
            <text:p>1000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046" calcext:value-type="float">
            <text:p>95046</text:p>
          </table:table-cell>
          <table:table-cell office:value-type="float" office:value="1000" calcext:value-type="float">
            <text:p>1000</text:p>
          </table:table-cell>
          <table:table-cell office:value-type="float" office:value="95.046" calcext:value-type="float">
            <text:p>95.046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4" calcext:value-type="float">
            <text:p>0.000215814</text:p>
          </table:table-cell>
          <table:table-cell office:value-type="float" office:value="0.000122697" calcext:value-type="float">
            <text:p>0.000122697</text:p>
          </table:table-cell>
          <table:table-cell office:value-type="float" office:value="0.00036167" calcext:value-type="float">
            <text:p>0.00036167</text:p>
          </table:table-cell>
          <table:table-cell office:value-type="float" office:value="98902" calcext:value-type="float">
            <text:p>98902</text:p>
          </table:table-cell>
          <table:table-cell office:value-type="float" office:value="1000" calcext:value-type="float">
            <text:p>1000</text:p>
          </table:table-cell>
          <table:table-cell office:value-type="float" office:value="98.902" calcext:value-type="float">
            <text:p>98.902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345" calcext:value-type="float">
            <text:p>6345</text:p>
          </table:table-cell>
          <table:table-cell office:value-type="float" office:value="1000" calcext:value-type="float">
            <text:p>1000</text:p>
          </table:table-cell>
          <table:table-cell office:value-type="float" office:value="6.345" calcext:value-type="float">
            <text:p>6.3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7" calcext:value-type="float">
            <text:p>0.00030797</text:p>
          </table:table-cell>
          <table:table-cell office:value-type="float" office:value="0.00015895" calcext:value-type="float">
            <text:p>0.00015895</text:p>
          </table:table-cell>
          <table:table-cell office:value-type="float" office:value="0.000543848" calcext:value-type="float">
            <text:p>0.000543848</text:p>
          </table:table-cell>
          <table:table-cell office:value-type="float" office:value="128526" calcext:value-type="float">
            <text:p>128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26" calcext:value-type="float">
            <text:p>128.52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7299" calcext:value-type="float">
            <text:p>7299</text:p>
          </table:table-cell>
          <table:table-cell office:value-type="float" office:value="1000" calcext:value-type="float">
            <text:p>100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699" calcext:value-type="float">
            <text:p>132699</text:p>
          </table:table-cell>
          <table:table-cell office:value-type="float" office:value="1000" calcext:value-type="float">
            <text:p>1000</text:p>
          </table:table-cell>
          <table:table-cell office:value-type="float" office:value="132.699" calcext:value-type="float">
            <text:p>132.699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638" calcext:value-type="float">
            <text:p>0.000445638</text:p>
          </table:table-cell>
          <table:table-cell office:value-type="float" office:value="0.00019385" calcext:value-type="float">
            <text:p>0.00019385</text:p>
          </table:table-cell>
          <table:table-cell office:value-type="float" office:value="0.00095782" calcext:value-type="float">
            <text:p>0.00095782</text:p>
          </table:table-cell>
          <table:table-cell office:value-type="float" office:value="167901" calcext:value-type="float">
            <text:p>167901</text:p>
          </table:table-cell>
          <table:table-cell office:value-type="float" office:value="1000" calcext:value-type="float">
            <text:p>1000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8.459" calcext:value-type="float">
            <text:p>8.4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93" calcext:value-type="float">
            <text:p>151993</text:p>
          </table:table-cell>
          <table:table-cell office:value-type="float" office:value="1000" calcext:value-type="float">
            <text:p>1000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0.582613" calcext:value-type="float">
            <text:p>0.5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2613" calcext:value-type="float">
            <text:p>0.000582613</text:p>
          </table:table-cell>
          <table:table-cell office:value-type="float" office:value="0.000180957" calcext:value-type="float">
            <text:p>0.000180957</text:p>
          </table:table-cell>
          <table:table-cell office:value-type="float" office:value="0.0020406" calcext:value-type="float">
            <text:p>0.0020406</text:p>
          </table:table-cell>
          <table:table-cell office:value-type="float" office:value="198781" calcext:value-type="float">
            <text:p>198781</text:p>
          </table:table-cell>
          <table:table-cell office:value-type="float" office:value="1000" calcext:value-type="float">
            <text:p>1000</text:p>
          </table:table-cell>
          <table:table-cell office:value-type="float" office:value="198.781" calcext:value-type="float">
            <text:p>198.781</text:p>
          </table:table-cell>
          <table:table-cell office:value-type="float" office:value="62" calcext:value-type="float">
            <text:p>62</text:p>
          </table:table-cell>
          <table:table-cell office:value-type="float" office:value="772" calcext:value-type="float">
            <text:p>772</text:p>
          </table:table-cell>
          <table:table-cell office:value-type="float" office:value="10209" calcext:value-type="float">
            <text:p>10209</text:p>
          </table:table-cell>
          <table:table-cell office:value-type="float" office:value="1000" calcext:value-type="float">
            <text:p>1000</text:p>
          </table:table-cell>
          <table:table-cell office:value-type="float" office:value="10.209" calcext:value-type="float">
            <text:p>10.20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9.59245703726808" calcext:value-type="float">
            <text:p>9.59245703726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985" calcext:value-type="float">
            <text:p>170985</text:p>
          </table:table-cell>
          <table:table-cell office:value-type="float" office:value="1000" calcext:value-type="float">
            <text:p>1000</text:p>
          </table:table-cell>
          <table:table-cell office:value-type="float" office:value="170.985" calcext:value-type="float">
            <text:p>170.9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0.538868" calcext:value-type="float">
            <text:p>0.538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868" calcext:value-type="float">
            <text:p>0.000538868</text:p>
          </table:table-cell>
          <table:table-cell office:value-type="float" office:value="0.000123718" calcext:value-type="float">
            <text:p>0.000123718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.488" calcext:value-type="float">
            <text:p>166.488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13132" calcext:value-type="float">
            <text:p>1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.132" calcext:value-type="float">
            <text:p>13.1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9.43254190038826" calcext:value-type="float">
            <text:p>9.43254190038826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842" calcext:value-type="float">
            <text:p>43842</text:p>
          </table:table-cell>
          <table:table-cell office:value-type="float" office:value="1000" calcext:value-type="float">
            <text:p>1000</text:p>
          </table:table-cell>
          <table:table-cell office:value-type="float" office:value="43.842" calcext:value-type="float">
            <text:p>43.84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214" calcext:value-type="float">
            <text:p>0.000130214</text:p>
          </table:table-cell>
          <table:table-cell office:value-type="float" office:value="0.000105236" calcext:value-type="float">
            <text:p>0.000105236</text:p>
          </table:table-cell>
          <table:table-cell office:value-type="float" office:value="0.000192081" calcext:value-type="float">
            <text:p>0.000192081</text:p>
          </table:table-cell>
          <table:table-cell office:value-type="float" office:value="54757" calcext:value-type="float">
            <text:p>54757</text:p>
          </table:table-cell>
          <table:table-cell office:value-type="float" office:value="1000" calcext:value-type="float">
            <text:p>1000</text:p>
          </table:table-cell>
          <table:table-cell office:value-type="float" office:value="54.757" calcext:value-type="float">
            <text:p>54.75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56" calcext:value-type="float">
            <text:p>87056</text:p>
          </table:table-cell>
          <table:table-cell office:value-type="float" office:value="1000" calcext:value-type="float">
            <text:p>1000</text:p>
          </table:table-cell>
          <table:table-cell office:value-type="float" office:value="87.056" calcext:value-type="float">
            <text:p>87.05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264736" calcext:value-type="float">
            <text:p>0.000264736</text:p>
          </table:table-cell>
          <table:table-cell office:value-type="float" office:value="90898" calcext:value-type="float">
            <text:p>90898</text:p>
          </table:table-cell>
          <table:table-cell office:value-type="float" office:value="1000" calcext:value-type="float">
            <text:p>1000</text:p>
          </table:table-cell>
          <table:table-cell office:value-type="float" office:value="90.898" calcext:value-type="float">
            <text:p>90.89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38" calcext:value-type="float">
            <text:p>130838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0.306202" calcext:value-type="float">
            <text:p>0.306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202" calcext:value-type="float">
            <text:p>0.000306202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138461" calcext:value-type="float">
            <text:p>138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5418" calcext:value-type="float">
            <text:p>5418</text:p>
          </table:table-cell>
          <table:table-cell office:value-type="float" office:value="1000" calcext:value-type="float">
            <text:p>1000</text:p>
          </table:table-cell>
          <table:table-cell office:value-type="float" office:value="5.418" calcext:value-type="float">
            <text:p>5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42" calcext:value-type="float">
            <text:p>17444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0.499633" calcext:value-type="float">
            <text:p>0.499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633" calcext:value-type="float">
            <text:p>0.000499633</text:p>
          </table:table-cell>
          <table:table-cell office:value-type="float" office:value="0.000320016" calcext:value-type="float">
            <text:p>0.000320016</text:p>
          </table:table-cell>
          <table:table-cell office:value-type="float" office:value="0.000846077" calcext:value-type="float">
            <text:p>0.000846077</text:p>
          </table:table-cell>
          <table:table-cell office:value-type="float" office:value="207089" calcext:value-type="float">
            <text:p>20708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89" calcext:value-type="float">
            <text:p>207.089</text:p>
          </table:table-cell>
          <table:table-cell office:value-type="float" office:value="127" calcext:value-type="float">
            <text:p>127</text:p>
          </table:table-cell>
          <table:table-cell office:value-type="float" office:value="339" calcext:value-type="float">
            <text:p>339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813" calcext:value-type="float">
            <text:p>2178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813" calcext:value-type="float">
            <text:p>217.813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float" office:value="0.852732" calcext:value-type="float">
            <text:p>0.85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2732" calcext:value-type="float">
            <text:p>0.000852732</text:p>
          </table:table-cell>
          <table:table-cell office:value-type="float" office:value="0.000465801" calcext:value-type="float">
            <text:p>0.000465801</text:p>
          </table:table-cell>
          <table:table-cell office:value-type="float" office:value="0.0016019" calcext:value-type="float">
            <text:p>0.0016019</text:p>
          </table:table-cell>
          <table:table-cell office:value-type="float" office:value="318366" calcext:value-type="float">
            <text:p>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318.366" calcext:value-type="float">
            <text:p>318.366</text:p>
          </table:table-cell>
          <table:table-cell office:value-type="float" office:value="179" calcext:value-type="float">
            <text:p>179</text:p>
          </table:table-cell>
          <table:table-cell office:value-type="float" office:value="579" calcext:value-type="float">
            <text:p>579</text:p>
          </table:table-cell>
          <table:table-cell office:value-type="float" office:value="7276" calcext:value-type="float">
            <text:p>7276</text:p>
          </table:table-cell>
          <table:table-cell office:value-type="float" office:value="1000" calcext:value-type="float">
            <text:p>1000</text:p>
          </table:table-cell>
          <table:table-cell office:value-type="float" office:value="7.276" calcext:value-type="float">
            <text:p>7.2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9.17741953798924" calcext:value-type="float">
            <text:p>9.1774195379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242" calcext:value-type="float">
            <text:p>261242</text:p>
          </table:table-cell>
          <table:table-cell office:value-type="float" office:value="1000" calcext:value-type="float">
            <text:p>1000</text:p>
          </table:table-cell>
          <table:table-cell office:value-type="float" office:value="261.242" calcext:value-type="float">
            <text:p>261.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1.52445" calcext:value-type="float">
            <text:p>1.52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445" calcext:value-type="float">
            <text:p>0.00152445</text:p>
          </table:table-cell>
          <table:table-cell office:value-type="float" office:value="0.000688147" calcext:value-type="float">
            <text:p>0.000688147</text:p>
          </table:table-cell>
          <table:table-cell office:value-type="float" office:value="0.0029367" calcext:value-type="float">
            <text:p>0.0029367</text:p>
          </table:table-cell>
          <table:table-cell office:value-type="float" office:value="507372" calcext:value-type="float">
            <text:p>507372</text:p>
          </table:table-cell>
          <table:table-cell office:value-type="float" office:value="1000" calcext:value-type="float">
            <text:p>1000</text:p>
          </table:table-cell>
          <table:table-cell office:value-type="float" office:value="507.372" calcext:value-type="float">
            <text:p>507.372</text:p>
          </table:table-cell>
          <table:table-cell office:value-type="float" office:value="220" calcext:value-type="float">
            <text:p>220</text:p>
          </table:table-cell>
          <table:table-cell office:value-type="float" office:value="964" calcext:value-type="float">
            <text:p>964</text:p>
          </table:table-cell>
          <table:table-cell office:value-type="float" office:value="8487" calcext:value-type="float">
            <text:p>8487</text:p>
          </table:table-cell>
          <table:table-cell office:value-type="float" office:value="1000" calcext:value-type="float">
            <text:p>1000</text:p>
          </table:table-cell>
          <table:table-cell office:value-type="float" office:value="8.487" calcext:value-type="float">
            <text:p>8.4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9.91288933622996" calcext:value-type="float">
            <text:p>9.91288933622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5001" calcext:value-type="float">
            <text:p>305001</text:p>
          </table:table-cell>
          <table:table-cell office:value-type="float" office:value="1000" calcext:value-type="float">
            <text:p>1000</text:p>
          </table:table-cell>
          <table:table-cell office:value-type="float" office:value="305.001" calcext:value-type="float">
            <text:p>305.001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2.86955" calcext:value-type="float">
            <text:p>2.86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955" calcext:value-type="float">
            <text:p>0.00286955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800254" calcext:value-type="float">
            <text:p>0.00800254</text:p>
          </table:table-cell>
          <table:table-cell office:value-type="float" office:value="828058" calcext:value-type="float">
            <text:p>828058</text:p>
          </table:table-cell>
          <table:table-cell office:value-type="float" office:value="1000" calcext:value-type="float">
            <text:p>1000</text:p>
          </table:table-cell>
          <table:table-cell office:value-type="float" office:value="828.058" calcext:value-type="float">
            <text:p>828.058</text:p>
          </table:table-cell>
          <table:table-cell office:value-type="float" office:value="342" calcext:value-type="float">
            <text:p>342</text:p>
          </table:table-cell>
          <table:table-cell office:value-type="float" office:value="2138" calcext:value-type="float">
            <text:p>213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1.0620461377205" calcext:value-type="float">
            <text:p>11.0620461377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974" calcext:value-type="float">
            <text:p>347974</text:p>
          </table:table-cell>
          <table:table-cell office:value-type="float" office:value="1000" calcext:value-type="float">
            <text:p>1000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.29486" calcext:value-type="float">
            <text:p>5.29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.00163339" calcext:value-type="float">
            <text:p>0.00163339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1325669" calcext:value-type="float">
            <text:p>1325669</text:p>
          </table:table-cell>
          <table:table-cell office:value-type="float" office:value="1000" calcext:value-type="float">
            <text:p>1000</text:p>
          </table:table-cell>
          <table:table-cell office:value-type="float" office:value="1325.67" calcext:value-type="float">
            <text:p>1325.67</text:p>
          </table:table-cell>
          <table:table-cell office:value-type="float" office:value="396" calcext:value-type="float">
            <text:p>396</text:p>
          </table:table-cell>
          <table:table-cell office:value-type="float" office:value="3239" calcext:value-type="float">
            <text:p>3239</text:p>
          </table:table-cell>
          <table:table-cell office:value-type="float" office:value="12529" calcext:value-type="float">
            <text:p>12529</text:p>
          </table:table-cell>
          <table:table-cell office:value-type="float" office:value="1000" calcext:value-type="float">
            <text:p>1000</text:p>
          </table:table-cell>
          <table:table-cell office:value-type="float" office:value="12.529" calcext:value-type="float">
            <text:p>12.5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1.6613327527952" calcext:value-type="float">
            <text:p>11.6613327527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496" calcext:value-type="float">
            <text:p>391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.496" calcext:value-type="float">
            <text:p>391.496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7.28171" calcext:value-type="float">
            <text:p>7.281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8171" calcext:value-type="float">
            <text:p>0.00728171</text:p>
          </table:table-cell>
          <table:table-cell office:value-type="float" office:value="0.00131786" calcext:value-type="float">
            <text:p>0.00131786</text:p>
          </table:table-cell>
          <table:table-cell office:value-type="float" office:value="0.0280165" calcext:value-type="float">
            <text:p>0.0280165</text:p>
          </table:table-cell>
          <table:table-cell office:value-type="float" office:value="1558776" calcext:value-type="float">
            <text:p>15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58.78" calcext:value-type="float">
            <text:p>1558.78</text:p>
          </table:table-cell>
          <table:table-cell office:value-type="float" office:value="251" calcext:value-type="float">
            <text:p>251</text:p>
          </table:table-cell>
          <table:table-cell office:value-type="float" office:value="5826" calcext:value-type="float">
            <text:p>5826</text:p>
          </table:table-cell>
          <table:table-cell office:value-type="float" office:value="16782" calcext:value-type="float">
            <text:p>16782</text:p>
          </table:table-cell>
          <table:table-cell office:value-type="float" office:value="1000" calcext:value-type="float">
            <text:p>1000</text:p>
          </table:table-cell>
          <table:table-cell office:value-type="float" office:value="16.782" calcext:value-type="float">
            <text:p>16.7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2.5082899861403" calcext:value-type="float">
            <text:p>12.5082899861403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34" calcext:value-type="float">
            <text:p>78134</text:p>
          </table:table-cell>
          <table:table-cell office:value-type="float" office:value="1000" calcext:value-type="float">
            <text:p>100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12" calcext:value-type="float">
            <text:p>0.000238312</text:p>
          </table:table-cell>
          <table:table-cell office:value-type="float" office:value="0.000192673" calcext:value-type="float">
            <text:p>0.000192673</text:p>
          </table:table-cell>
          <table:table-cell office:value-type="float" office:value="0.000291096" calcext:value-type="float">
            <text:p>0.000291096</text:p>
          </table:table-cell>
          <table:table-cell office:value-type="float" office:value="90442" calcext:value-type="float">
            <text:p>90442</text:p>
          </table:table-cell>
          <table:table-cell office:value-type="float" office:value="1000" calcext:value-type="float">
            <text:p>1000</text:p>
          </table:table-cell>
          <table:table-cell office:value-type="float" office:value="90.442" calcext:value-type="float">
            <text:p>90.44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000" calcext:value-type="float">
            <text:p>1000</text:p>
          </table:table-cell>
          <table:table-cell office:value-type="float" office:value="155.894" calcext:value-type="float">
            <text:p>155.894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0.384876" calcext:value-type="float">
            <text:p>0.384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876" calcext:value-type="float">
            <text:p>0.000384876</text:p>
          </table:table-cell>
          <table:table-cell office:value-type="float" office:value="0.000296346" calcext:value-type="float">
            <text:p>0.000296346</text:p>
          </table:table-cell>
          <table:table-cell office:value-type="float" office:value="0.000498199" calcext:value-type="float">
            <text:p>0.000498199</text:p>
          </table:table-cell>
          <table:table-cell office:value-type="float" office:value="161369" calcext:value-type="float">
            <text:p>1613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9" calcext:value-type="float">
            <text:p>161.369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87" calcext:value-type="float">
            <text:p>234487</text:p>
          </table:table-cell>
          <table:table-cell office:value-type="float" office:value="1000" calcext:value-type="float">
            <text:p>1000</text:p>
          </table:table-cell>
          <table:table-cell office:value-type="float" office:value="234.487" calcext:value-type="float">
            <text:p>234.487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0.676098" calcext:value-type="float">
            <text:p>0.676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098" calcext:value-type="float">
            <text:p>0.000676098</text:p>
          </table:table-cell>
          <table:table-cell office:value-type="float" office:value="0.000475359" calcext:value-type="float">
            <text:p>0.000475359</text:p>
          </table:table-cell>
          <table:table-cell office:value-type="float" office:value="0.000954279" calcext:value-type="float">
            <text:p>0.000954279</text:p>
          </table:table-cell>
          <table:table-cell office:value-type="float" office:value="270240" calcext:value-type="float">
            <text:p>270240</text:p>
          </table:table-cell>
          <table:table-cell office:value-type="float" office:value="1000" calcext:value-type="float">
            <text:p>1000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office:value-type="float" office:value="5885" calcext:value-type="float">
            <text:p>5885</text:p>
          </table:table-cell>
          <table:table-cell office:value-type="float" office:value="1000" calcext:value-type="float">
            <text:p>1000</text:p>
          </table:table-cell>
          <table:table-cell office:value-type="float" office:value="5.885" calcext:value-type="float">
            <text:p>5.8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8.58120058192496" calcext:value-type="float">
            <text:p>8.581200581924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063" calcext:value-type="float">
            <text:p>312063</text:p>
          </table:table-cell>
          <table:table-cell office:value-type="float" office:value="1000" calcext:value-type="float">
            <text:p>1000</text:p>
          </table:table-cell>
          <table:table-cell office:value-type="float" office:value="312.063" calcext:value-type="float">
            <text:p>312.06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15" calcext:value-type="float">
            <text:p>0.00123715</text:p>
          </table:table-cell>
          <table:table-cell office:value-type="float" office:value="0.000866912" calcext:value-type="float">
            <text:p>0.000866912</text:p>
          </table:table-cell>
          <table:table-cell office:value-type="float" office:value="0.00181253" calcext:value-type="float">
            <text:p>0.00181253</text:p>
          </table:table-cell>
          <table:table-cell office:value-type="float" office:value="453705" calcext:value-type="float">
            <text:p>453705</text:p>
          </table:table-cell>
          <table:table-cell office:value-type="float" office:value="1000" calcext:value-type="float">
            <text:p>1000</text:p>
          </table:table-cell>
          <table:table-cell office:value-type="float" office:value="453.705" calcext:value-type="float">
            <text:p>453.705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6818" calcext:value-type="float">
            <text:p>6818</text:p>
          </table:table-cell>
          <table:table-cell office:value-type="float" office:value="1000" calcext:value-type="float">
            <text:p>1000</text:p>
          </table:table-cell>
          <table:table-cell office:value-type="float" office:value="6.818" calcext:value-type="float">
            <text:p>6.8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9.51963625284321" calcext:value-type="float">
            <text:p>9.51963625284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0516" calcext:value-type="float">
            <text:p>390516</text:p>
          </table:table-cell>
          <table:table-cell office:value-type="float" office:value="1000" calcext:value-type="float">
            <text:p>1000</text:p>
          </table:table-cell>
          <table:table-cell office:value-type="float" office:value="390.516" calcext:value-type="float">
            <text:p>390.516</text:p>
          </table:table-cell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365" calcext:value-type="float">
            <text:p>0.00247365</text:p>
          </table:table-cell>
          <table:table-cell office:value-type="float" office:value="0.00146449" calcext:value-type="float">
            <text:p>0.00146449</text:p>
          </table:table-cell>
          <table:table-cell office:value-type="float" office:value="0.00429868" calcext:value-type="float">
            <text:p>0.00429868</text:p>
          </table:table-cell>
          <table:table-cell office:value-type="float" office:value="808811" calcext:value-type="float">
            <text:p>808811</text:p>
          </table:table-cell>
          <table:table-cell office:value-type="float" office:value="1000" calcext:value-type="float">
            <text:p>1000</text:p>
          </table:table-cell>
          <table:table-cell office:value-type="float" office:value="808.811" calcext:value-type="float">
            <text:p>808.811</text:p>
          </table:table-cell>
          <table:table-cell office:value-type="float" office:value="509" calcext:value-type="float">
            <text:p>509</text:p>
          </table:table-cell>
          <table:table-cell office:value-type="float" office:value="1355" calcext:value-type="float">
            <text:p>1355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10.4040771362412" calcext:value-type="float">
            <text:p>10.4040771362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170" calcext:value-type="float">
            <text:p>46717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7" calcext:value-type="float">
            <text:p>467.17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5.27626" calcext:value-type="float">
            <text:p>5.27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7626" calcext:value-type="float">
            <text:p>0.00527626</text:p>
          </table:table-cell>
          <table:table-cell office:value-type="float" office:value="0.0030885" calcext:value-type="float">
            <text:p>0.0030885</text:p>
          </table:table-cell>
          <table:table-cell office:value-type="float" office:value="0.00975314" calcext:value-type="float">
            <text:p>0.00975314</text:p>
          </table:table-cell>
          <table:table-cell office:value-type="float" office:value="1510814" calcext:value-type="float">
            <text:p>1510814</text:p>
          </table:table-cell>
          <table:table-cell office:value-type="float" office:value="1000" calcext:value-type="float">
            <text:p>1000</text:p>
          </table:table-cell>
          <table:table-cell office:value-type="float" office:value="1510.81" calcext:value-type="float">
            <text:p>1510.81</text:p>
          </table:table-cell>
          <table:table-cell office:value-type="float" office:value="856" calcext:value-type="float">
            <text:p>856</text:p>
          </table:table-cell>
          <table:table-cell office:value-type="float" office:value="2517" calcext:value-type="float">
            <text:p>2517</text:p>
          </table:table-cell>
          <table:table-cell office:value-type="float" office:value="9381" calcext:value-type="float">
            <text:p>9381</text:p>
          </table:table-cell>
          <table:table-cell office:value-type="float" office:value="1000" calcext:value-type="float">
            <text:p>1000</text:p>
          </table:table-cell>
          <table:table-cell office:value-type="float" office:value="9.381" calcext:value-type="float">
            <text:p>9.3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11.297489501161" calcext:value-type="float">
            <text:p>11.297489501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554" calcext:value-type="float">
            <text:p>545554</text:p>
          </table:table-cell>
          <table:table-cell office:value-type="float" office:value="1000" calcext:value-type="float">
            <text:p>1000</text:p>
          </table:table-cell>
          <table:table-cell office:value-type="float" office:value="545.554" calcext:value-type="float">
            <text:p>545.554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2.6786" calcext:value-type="float">
            <text:p>12.6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786" calcext:value-type="float">
            <text:p>0.0126786</text:p>
          </table:table-cell>
          <table:table-cell office:value-type="float" office:value="0.00507014" calcext:value-type="float">
            <text:p>0.00507014</text:p>
          </table:table-cell>
          <table:table-cell office:value-type="float" office:value="0.0258146" calcext:value-type="float">
            <text:p>0.0258146</text:p>
          </table:table-cell>
          <table:table-cell office:value-type="float" office:value="3101355" calcext:value-type="float">
            <text:p>310135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1035" calcext:value-type="float">
            <text:p>1035</text:p>
          </table:table-cell>
          <table:table-cell office:value-type="float" office:value="6164" calcext:value-type="float">
            <text:p>6164</text:p>
          </table:table-cell>
          <table:table-cell office:value-type="float" office:value="11395" calcext:value-type="float">
            <text:p>11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395" calcext:value-type="float">
            <text:p>11.3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2.5896511465148" calcext:value-type="float">
            <text:p>12.589651146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4305" calcext:value-type="float">
            <text:p>624305</text:p>
          </table:table-cell>
          <table:table-cell office:value-type="float" office:value="1000" calcext:value-type="float">
            <text:p>1000</text:p>
          </table:table-cell>
          <table:table-cell office:value-type="float" office:value="624.305" calcext:value-type="float">
            <text:p>624.305</text:p>
          </table:table-cell>
          <table:table-cell office:value-type="float" office:value="593" calcext:value-type="float">
            <text:p>593</text:p>
          </table:table-cell>
          <table:table-cell office:value-type="float" office:value="659" calcext:value-type="float">
            <text:p>6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34041" calcext:value-type="float">
            <text:p>0.034041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819446" calcext:value-type="float">
            <text:p>0.0819446</text:p>
          </table:table-cell>
          <table:table-cell office:value-type="float" office:value="6883973" calcext:value-type="float">
            <text:p>6883973</text:p>
          </table:table-cell>
          <table:table-cell office:value-type="float" office:value="1000" calcext:value-type="float">
            <text:p>1000</text:p>
          </table:table-cell>
          <table:table-cell office:value-type="float" office:value="6883.97" calcext:value-type="float">
            <text:p>6883.97</text:p>
          </table:table-cell>
          <table:table-cell office:value-type="float" office:value="2426" calcext:value-type="float">
            <text:p>2426</text:p>
          </table:table-cell>
          <table:table-cell office:value-type="float" office:value="16578" calcext:value-type="float">
            <text:p>16578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4.0169823475337" calcext:value-type="float">
            <text:p>14.016982347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669" calcext:value-type="float">
            <text:p>669</text:p>
          </table:table-cell>
          <table:table-cell office:value-type="float" office:value="725" calcext:value-type="float">
            <text:p>725</text:p>
          </table:table-cell>
          <table:table-cell office:value-type="float" office:value="77.2365" calcext:value-type="float">
            <text:p>77.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365" calcext:value-type="float">
            <text:p>0.0772365</text:p>
          </table:table-cell>
          <table:table-cell office:value-type="float" office:value="0.0122879" calcext:value-type="float">
            <text:p>0.0122879</text:p>
          </table:table-cell>
          <table:table-cell office:value-type="float" office:value="0.317263" calcext:value-type="float">
            <text:p>0.317263</text:p>
          </table:table-cell>
          <table:table-cell office:value-type="float" office:value="12560161" calcext:value-type="float">
            <text:p>12560161</text:p>
          </table:table-cell>
          <table:table-cell office:value-type="float" office:value="1000" calcext:value-type="float">
            <text:p>1000</text:p>
          </table:table-cell>
          <table:table-cell office:value-type="float" office:value="12560.2" calcext:value-type="float">
            <text:p>12560.2</text:p>
          </table:table-cell>
          <table:table-cell office:value-type="float" office:value="1906" calcext:value-type="float">
            <text:p>1906</text:p>
          </table:table-cell>
          <table:table-cell office:value-type="float" office:value="53084" calcext:value-type="float">
            <text:p>53084</text:p>
          </table:table-cell>
          <table:table-cell office:value-type="float" office:value="19800" calcext:value-type="float">
            <text:p>198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5.6959894647025" calcext:value-type="float">
            <text:p>15.6959894647025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5" calcext:value-type="float">
            <text:p>122.335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387" calcext:value-type="float">
            <text:p>0.000384387</text:p>
          </table:table-cell>
          <table:table-cell office:value-type="float" office:value="0.00032685" calcext:value-type="float">
            <text:p>0.00032685</text:p>
          </table:table-cell>
          <table:table-cell office:value-type="float" office:value="0.000449247" calcext:value-type="float">
            <text:p>0.000449247</text:p>
          </table:table-cell>
          <table:table-cell office:value-type="float" office:value="137162" calcext:value-type="float">
            <text:p>137162</text:p>
          </table:table-cell>
          <table:table-cell office:value-type="float" office:value="1000" calcext:value-type="float">
            <text:p>1000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104" calcext:value-type="float">
            <text:p>245104</text:p>
          </table:table-cell>
          <table:table-cell office:value-type="float" office:value="1000" calcext:value-type="float">
            <text:p>1000</text:p>
          </table:table-cell>
          <table:table-cell office:value-type="float" office:value="245.104" calcext:value-type="float">
            <text:p>245.104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.676859" calcext:value-type="float">
            <text:p>0.676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859" calcext:value-type="float">
            <text:p>0.000676859</text:p>
          </table:table-cell>
          <table:table-cell office:value-type="float" office:value="0.000540919" calcext:value-type="float">
            <text:p>0.000540919</text:p>
          </table:table-cell>
          <table:table-cell office:value-type="float" office:value="0.000898783" calcext:value-type="float">
            <text:p>0.000898783</text:p>
          </table:table-cell>
          <table:table-cell office:value-type="float" office:value="261441" calcext:value-type="float">
            <text:p>261441</text:p>
          </table:table-cell>
          <table:table-cell office:value-type="float" office:value="1000" calcext:value-type="float">
            <text:p>1000</text:p>
          </table:table-cell>
          <table:table-cell office:value-type="float" office:value="261.441" calcext:value-type="float">
            <text:p>261.441</text:p>
          </table:table-cell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282" calcext:value-type="float">
            <text:p>3672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2" calcext:value-type="float">
            <text:p>367.282</text:p>
          </table:table-cell>
          <table:table-cell office:value-type="float" office:value="321" calcext:value-type="float">
            <text:p>321</text:p>
          </table:table-cell>
          <table:table-cell office:value-type="float" office:value="424" calcext:value-type="float">
            <text:p>424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654" calcext:value-type="float">
            <text:p>0.00128654</text:p>
          </table:table-cell>
          <table:table-cell office:value-type="float" office:value="0.000953898" calcext:value-type="float">
            <text:p>0.000953898</text:p>
          </table:table-cell>
          <table:table-cell office:value-type="float" office:value="0.00190382" calcext:value-type="float">
            <text:p>0.00190382</text:p>
          </table:table-cell>
          <table:table-cell office:value-type="float" office:value="470040" calcext:value-type="float">
            <text:p>470040</text:p>
          </table:table-cell>
          <table:table-cell office:value-type="float" office:value="1000" calcext:value-type="float">
            <text:p>1000</text:p>
          </table:table-cell>
          <table:table-cell office:value-type="float" office:value="470.04" calcext:value-type="float">
            <text:p>470.04</text:p>
          </table:table-cell>
          <table:table-cell office:value-type="float" office:value="338" calcext:value-type="float">
            <text:p>338</text:p>
          </table:table-cell>
          <table:table-cell office:value-type="float" office:value="699" calcext:value-type="float">
            <text:p>699</text:p>
          </table:table-cell>
          <table:table-cell office:value-type="float" office:value="6142" calcext:value-type="float">
            <text:p>6142</text:p>
          </table:table-cell>
          <table:table-cell office:value-type="float" office:value="1000" calcext:value-type="float">
            <text:p>1000</text:p>
          </table:table-cell>
          <table:table-cell office:value-type="float" office:value="6.142" calcext:value-type="float">
            <text:p>6.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9.44914864537544" calcext:value-type="float">
            <text:p>9.4491486453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087" calcext:value-type="float">
            <text:p>490087</text:p>
          </table:table-cell>
          <table:table-cell office:value-type="float" office:value="1000" calcext:value-type="float">
            <text:p>1000</text:p>
          </table:table-cell>
          <table:table-cell office:value-type="float" office:value="490.087" calcext:value-type="float">
            <text:p>490.087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981" calcext:value-type="float">
            <text:p>0.00264981</text:p>
          </table:table-cell>
          <table:table-cell office:value-type="float" office:value="0.00182523" calcext:value-type="float">
            <text:p>0.00182523</text:p>
          </table:table-cell>
          <table:table-cell office:value-type="float" office:value="0.00429352" calcext:value-type="float">
            <text:p>0.00429352</text:p>
          </table:table-cell>
          <table:table-cell office:value-type="float" office:value="887780" calcext:value-type="float">
            <text:p>887780</text:p>
          </table:table-cell>
          <table:table-cell office:value-type="float" office:value="1000" calcext:value-type="float">
            <text:p>1000</text:p>
          </table:table-cell>
          <table:table-cell office:value-type="float" office:value="887.78" calcext:value-type="float">
            <text:p>887.78</text:p>
          </table:table-cell>
          <table:table-cell office:value-type="float" office:value="616" calcext:value-type="float">
            <text:p>616</text:p>
          </table:table-cell>
          <table:table-cell office:value-type="float" office:value="1297" calcext:value-type="float">
            <text:p>1297</text:p>
          </table:table-cell>
          <table:table-cell office:value-type="float" office:value="7212" calcext:value-type="float">
            <text:p>7212</text:p>
          </table:table-cell>
          <table:table-cell office:value-type="float" office:value="1000" calcext:value-type="float">
            <text:p>1000</text:p>
          </table:table-cell>
          <table:table-cell office:value-type="float" office:value="7.212" calcext:value-type="float">
            <text:p>7.2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10.3409627642517" calcext:value-type="float">
            <text:p>10.340962764251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165" calcext:value-type="float">
            <text:p>612165</text:p>
          </table:table-cell>
          <table:table-cell office:value-type="float" office:value="1000" calcext:value-type="float">
            <text:p>1000</text:p>
          </table:table-cell>
          <table:table-cell office:value-type="float" office:value="612.165" calcext:value-type="float">
            <text:p>612.165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.99791" calcext:value-type="float">
            <text:p>5.99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791" calcext:value-type="float">
            <text:p>0.00599791</text:p>
          </table:table-cell>
          <table:table-cell office:value-type="float" office:value="0.00336137" calcext:value-type="float">
            <text:p>0.00336137</text:p>
          </table:table-cell>
          <table:table-cell office:value-type="float" office:value="0.00934658" calcext:value-type="float">
            <text:p>0.00934658</text:p>
          </table:table-cell>
          <table:table-cell office:value-type="float" office:value="1786281" calcext:value-type="float">
            <text:p>1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936" calcext:value-type="float">
            <text:p>936</text:p>
          </table:table-cell>
          <table:table-cell office:value-type="float" office:value="2807" calcext:value-type="float">
            <text:p>2807</text:p>
          </table:table-cell>
          <table:table-cell office:value-type="float" office:value="8472" calcext:value-type="float">
            <text:p>8472</text:p>
          </table:table-cell>
          <table:table-cell office:value-type="float" office:value="1000" calcext:value-type="float">
            <text:p>1000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11.4548133485125" calcext:value-type="float">
            <text:p>11.454813348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39" calcext:value-type="float">
            <text:p>735739</text:p>
          </table:table-cell>
          <table:table-cell office:value-type="float" office:value="1000" calcext:value-type="float">
            <text:p>1000</text:p>
          </table:table-cell>
          <table:table-cell office:value-type="float" office:value="735.739" calcext:value-type="float">
            <text:p>735.739</text:p>
          </table:table-cell>
          <table:table-cell office:value-type="float" office:value="685" calcext:value-type="float">
            <text:p>685</text:p>
          </table:table-cell>
          <table:table-cell office:value-type="float" office:value="788" calcext:value-type="float">
            <text:p>788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675" calcext:value-type="float">
            <text:p>0.0153675</text:p>
          </table:table-cell>
          <table:table-cell office:value-type="float" office:value="0.00907442" calcext:value-type="float">
            <text:p>0.00907442</text:p>
          </table:table-cell>
          <table:table-cell office:value-type="float" office:value="0.0298978" calcext:value-type="float">
            <text:p>0.0298978</text:p>
          </table:table-cell>
          <table:table-cell office:value-type="float" office:value="3944338" calcext:value-type="float">
            <text:p>3944338</text:p>
          </table:table-cell>
          <table:table-cell office:value-type="float" office:value="1000" calcext:value-type="float">
            <text:p>1000</text:p>
          </table:table-cell>
          <table:table-cell office:value-type="float" office:value="3944.34" calcext:value-type="float">
            <text:p>3944.34</text:p>
          </table:table-cell>
          <table:table-cell office:value-type="float" office:value="2276" calcext:value-type="float">
            <text:p>2276</text:p>
          </table:table-cell>
          <table:table-cell office:value-type="float" office:value="7857" calcext:value-type="float">
            <text:p>7857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" calcext:value-type="float">
            <text:p>1000</text:p>
          </table:table-cell>
          <table:table-cell office:value-type="float" office:value="10.133" calcext:value-type="float">
            <text:p>10.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12.9397628450718" calcext:value-type="float">
            <text:p>12.9397628450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8063" calcext:value-type="float">
            <text:p>858063</text:p>
          </table:table-cell>
          <table:table-cell office:value-type="float" office:value="1000" calcext:value-type="float">
            <text:p>1000</text:p>
          </table:table-cell>
          <table:table-cell office:value-type="float" office:value="858.063" calcext:value-type="float">
            <text:p>858.063</text:p>
          </table:table-cell>
          <table:table-cell office:value-type="float" office:value="796" calcext:value-type="float">
            <text:p>796</text:p>
          </table:table-cell>
          <table:table-cell office:value-type="float" office:value="906" calcext:value-type="float">
            <text:p>906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9" calcext:value-type="float">
            <text:p>0.046388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907747" calcext:value-type="float">
            <text:p>0.0907747</text:p>
          </table:table-cell>
          <table:table-cell office:value-type="float" office:value="10037955" calcext:value-type="float">
            <text:p>100379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8" calcext:value-type="float">
            <text:p>10038</text:p>
          </table:table-cell>
          <table:table-cell office:value-type="float" office:value="4282" calcext:value-type="float">
            <text:p>4282</text:p>
          </table:table-cell>
          <table:table-cell office:value-type="float" office:value="19289" calcext:value-type="float">
            <text:p>19289</text:p>
          </table:table-cell>
          <table:table-cell office:value-type="float" office:value="12372" calcext:value-type="float">
            <text:p>12372</text:p>
          </table:table-cell>
          <table:table-cell office:value-type="float" office:value="1000" calcext:value-type="float">
            <text:p>10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4.2354907312083" calcext:value-type="float">
            <text:p>14.235490731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38" calcext:value-type="float">
            <text:p>980338</text:p>
          </table:table-cell>
          <table:table-cell office:value-type="float" office:value="1000" calcext:value-type="float">
            <text:p>1000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922" calcext:value-type="float">
            <text:p>922</text:p>
          </table:table-cell>
          <table:table-cell office:value-type="float" office:value="1030" calcext:value-type="float">
            <text:p>1030</text:p>
          </table:table-cell>
          <table:table-cell office:value-type="float" office:value="173.244" calcext:value-type="float">
            <text:p>173.244</text:p>
          </table:table-cell>
          <table:table-cell office:value-type="float" office:value="1000" calcext:value-type="float">
            <text:p>1000</text:p>
          </table:table-cell>
          <table:table-cell office:value-type="float" office:value="0.173244" calcext:value-type="float">
            <text:p>0.173244</text:p>
          </table:table-cell>
          <table:table-cell office:value-type="float" office:value="0.0515594" calcext:value-type="float">
            <text:p>0.0515594</text:p>
          </table:table-cell>
          <table:table-cell office:value-type="float" office:value="0.439237" calcext:value-type="float">
            <text:p>0.439237</text:p>
          </table:table-cell>
          <table:table-cell office:value-type="float" office:value="30142253" calcext:value-type="float">
            <text:p>30142253</text:p>
          </table:table-cell>
          <table:table-cell office:value-type="float" office:value="1000" calcext:value-type="float">
            <text:p>1000</text:p>
          </table:table-cell>
          <table:table-cell office:value-type="float" office:value="30142.3" calcext:value-type="float">
            <text:p>30142.3</text:p>
          </table:table-cell>
          <table:table-cell office:value-type="float" office:value="8564" calcext:value-type="float">
            <text:p>8564</text:p>
          </table:table-cell>
          <table:table-cell office:value-type="float" office:value="77258" calcext:value-type="float">
            <text:p>77258</text:p>
          </table:table-cell>
          <table:table-cell office:value-type="float" office:value="15870" calcext:value-type="float">
            <text:p>15870</text:p>
          </table:table-cell>
          <table:table-cell office:value-type="float" office:value="1000" calcext:value-type="float">
            <text:p>1000</text:p>
          </table:table-cell>
          <table:table-cell office:value-type="float" office:value="15.87" calcext:value-type="float">
            <text:p>15.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6.2373967101425" calcext:value-type="float">
            <text:p>16.2373967101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714" calcext:value-type="float">
            <text:p>110271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659.351" calcext:value-type="float">
            <text:p>659.3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0771855" calcext:value-type="float">
            <text:p>0.0771855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86877972" calcext:value-type="float">
            <text:p>86877972</text:p>
          </table:table-cell>
          <table:table-cell office:value-type="float" office:value="1000" calcext:value-type="float">
            <text:p>1000</text:p>
          </table:table-cell>
          <table:table-cell office:value-type="float" office:value="86878" calcext:value-type="float">
            <text:p>86878</text:p>
          </table:table-cell>
          <table:table-cell office:value-type="float" office:value="10434" calcext:value-type="float">
            <text:p>10434</text:p>
          </table:table-cell>
          <table:table-cell office:value-type="float" office:value="280463" calcext:value-type="float">
            <text:p>280463</text:p>
          </table:table-cell>
          <table:table-cell office:value-type="float" office:value="22458" calcext:value-type="float">
            <text:p>22458</text:p>
          </table:table-cell>
          <table:table-cell office:value-type="float" office:value="1000" calcext:value-type="float">
            <text:p>1000</text:p>
          </table:table-cell>
          <table:table-cell office:value-type="float" office:value="22.458" calcext:value-type="float">
            <text:p>22.4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8.097450930699" calcext:value-type="float">
            <text:p>18.097450930699</text:p>
          </table:table-cell>
        </table:table-row>
      </table:table>
      <table:table table:name="summary" table:style-name="ta1">
        <table:table-column table:style-name="co16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formula="of:=[$summary_10.$AB$10]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B$10]" office:value-type="float" office:value="9.43254190038826" calcext:value-type="float">
            <text:p>9.43254190038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B$10]" office:value-type="float" office:value="12.5082899861403" calcext:value-type="float">
            <text:p>12.5082899861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B$10]" office:value-type="float" office:value="15.6959894647025" calcext:value-type="float">
            <text:p>15.6959894647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B$10]" office:value-type="float" office:value="18.097450930699" calcext:value-type="float">
            <text:p>18.09745093069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B2:summary_10.B10 summary_10.AB2:summary_10.AB10 summary_20.B2:summary_20.B10 summary_20.AB2:summary_20.AB10 summary_30.B2:summary_30.B10 summary_30.AB2:summary_30.AB10 summary_40.B2:summary_40.B10 summary_40.AB2:summary_40.AB10 summary_50.B2:summary_50.B10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4pt" svg:y="13.38pt">
            <draw:object draw:notify-on-update-of-ranges="summary.A1:summary.A5 summary.B1:summary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23:26:03.21600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2:16:19.977796479</meta:creation-date>
    <meta:generator>LibreOffice/6.2.7.1$Linux_X86_64 LibreOffice_project/20$Build-1</meta:generator>
    <dc:date>2019-12-06T23:26:20.436691305</dc:date>
    <meta:editing-duration>PT39M55S</meta:editing-duration>
    <meta:editing-cycles>7</meta:editing-cycles>
    <meta:document-statistic meta:table-count="7" meta:cell-count="14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B2:summary_10.AB10 summary_20.AB2:summary_20.AB10 summary_30.AB2:summary_30.AB10 summary_40.AB2:summary_40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924cm" svg:y="8.019cm" chart:style-name="ch5">
              <text:p>Edge Probablity (%)</text:p>
            </chart:title>
          </chart:axis>
          <chart:axis chart:dimension="y" chart:name="primary-y" chart:style-name="ch4">
            <chart:title svg:x="0.451cm" svg:y="5.521cm" chart:style-name="ch6">
              <text:p>Calls to Extend (log)</text:p>
            </chart:title>
            <chart:grid chart:style-name="ch7" chart:class="major"/>
          </chart:axis>
          <chart:series chart:style-name="ch8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.24792751344359">
                <text:p>4.24792751344359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5.39231742277876">
                <text:p>5.39231742277876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6.24792751344359">
                <text:p>6.24792751344359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91886323727459">
                <text:p>6.91886323727459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43462822763673">
                <text:p>7.43462822763673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4594316186373">
                <text:p>4.4594316186373</text:p>
              </table:table-cell>
              <table:table-cell office:value-type="float" office:value="20">
                <text:p>20</text:p>
              </table:table-cell>
              <table:table-cell office:value-type="float" office:value="5.95419631038688">
                <text:p>5.95419631038688</text:p>
              </table:table-cell>
              <table:table-cell office:value-type="float" office:value="20">
                <text:p>20</text:p>
              </table:table-cell>
              <table:table-cell office:value-type="float" office:value="7.14974711950468">
                <text:p>7.14974711950468</text:p>
              </table:table-cell>
              <table:table-cell office:value-type="float" office:value="20">
                <text:p>20</text:p>
              </table:table-cell>
              <table:table-cell office:value-type="float" office:value="7.72109918870719">
                <text:p>7.72109918870719</text:p>
              </table:table-cell>
              <table:table-cell office:value-type="float" office:value="20">
                <text:p>20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8073549220576">
                <text:p>4.8073549220576</text:p>
              </table:table-cell>
              <table:table-cell office:value-type="float" office:value="30">
                <text:p>30</text:p>
              </table:table-cell>
              <table:table-cell office:value-type="float" office:value="6.6582114827518">
                <text:p>6.6582114827518</text:p>
              </table:table-cell>
              <table:table-cell office:value-type="float" office:value="30">
                <text:p>30</text:p>
              </table:table-cell>
              <table:table-cell office:value-type="float" office:value="7.62935662007961">
                <text:p>7.62935662007961</text:p>
              </table:table-cell>
              <table:table-cell office:value-type="float" office:value="30">
                <text:p>30</text:p>
              </table:table-cell>
              <table:table-cell office:value-type="float" office:value="8.58120058192496">
                <text:p>8.58120058192496</text:p>
              </table:table-cell>
              <table:table-cell office:value-type="float" office:value="30">
                <text:p>30</text:p>
              </table:table-cell>
              <table:table-cell office:value-type="float" office:value="9.44914864537544">
                <text:p>9.44914864537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40">
                <text:p>40</text:p>
              </table:table-cell>
              <table:table-cell office:value-type="float" office:value="7.20945336562895">
                <text:p>7.20945336562895</text:p>
              </table:table-cell>
              <table:table-cell office:value-type="float" office:value="40">
                <text:p>40</text:p>
              </table:table-cell>
              <table:table-cell office:value-type="float" office:value="8.40514146313634">
                <text:p>8.40514146313634</text:p>
              </table:table-cell>
              <table:table-cell office:value-type="float" office:value="40">
                <text:p>40</text:p>
              </table:table-cell>
              <table:table-cell office:value-type="float" office:value="9.51963625284321">
                <text:p>9.51963625284321</text:p>
              </table:table-cell>
              <table:table-cell office:value-type="float" office:value="40">
                <text:p>40</text:p>
              </table:table-cell>
              <table:table-cell office:value-type="float" office:value="10.3409627642517">
                <text:p>10.3409627642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20945336562895">
                <text:p>5.20945336562895</text:p>
              </table:table-cell>
              <table:table-cell office:value-type="float" office:value="50">
                <text:p>50</text:p>
              </table:table-cell>
              <table:table-cell office:value-type="float" office:value="7.4594316186373">
                <text:p>7.4594316186373</text:p>
              </table:table-cell>
              <table:table-cell office:value-type="float" office:value="50">
                <text:p>50</text:p>
              </table:table-cell>
              <table:table-cell office:value-type="float" office:value="9.17741953798924">
                <text:p>9.17741953798924</text:p>
              </table:table-cell>
              <table:table-cell office:value-type="float" office:value="50">
                <text:p>50</text:p>
              </table:table-cell>
              <table:table-cell office:value-type="float" office:value="10.4040771362412">
                <text:p>10.4040771362412</text:p>
              </table:table-cell>
              <table:table-cell office:value-type="float" office:value="50">
                <text:p>50</text:p>
              </table:table-cell>
              <table:table-cell office:value-type="float" office:value="11.4548133485125">
                <text:p>11.4548133485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4262647547021">
                <text:p>5.4262647547021</text:p>
              </table:table-cell>
              <table:table-cell office:value-type="float" office:value="60">
                <text:p>60</text:p>
              </table:table-cell>
              <table:table-cell office:value-type="float" office:value="7.88874324889826">
                <text:p>7.88874324889826</text:p>
              </table:table-cell>
              <table:table-cell office:value-type="float" office:value="60">
                <text:p>60</text:p>
              </table:table-cell>
              <table:table-cell office:value-type="float" office:value="9.91288933622996">
                <text:p>9.91288933622996</text:p>
              </table:table-cell>
              <table:table-cell office:value-type="float" office:value="60">
                <text:p>60</text:p>
              </table:table-cell>
              <table:table-cell office:value-type="float" office:value="11.297489501161">
                <text:p>11.297489501161</text:p>
              </table:table-cell>
              <table:table-cell office:value-type="float" office:value="60">
                <text:p>60</text:p>
              </table:table-cell>
              <table:table-cell office:value-type="float" office:value="12.9397628450718">
                <text:p>12.9397628450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.4262647547021">
                <text:p>5.4262647547021</text:p>
              </table:table-cell>
              <table:table-cell office:value-type="float" office:value="70">
                <text:p>70</text:p>
              </table:table-cell>
              <table:table-cell office:value-type="float" office:value="8.36632221424582">
                <text:p>8.36632221424582</text:p>
              </table:table-cell>
              <table:table-cell office:value-type="float" office:value="70">
                <text:p>70</text:p>
              </table:table-cell>
              <table:table-cell office:value-type="float" office:value="11.0620461377205">
                <text:p>11.0620461377205</text:p>
              </table:table-cell>
              <table:table-cell office:value-type="float" office:value="70">
                <text:p>70</text:p>
              </table:table-cell>
              <table:table-cell office:value-type="float" office:value="12.5896511465148">
                <text:p>12.5896511465148</text:p>
              </table:table-cell>
              <table:table-cell office:value-type="float" office:value="70">
                <text:p>70</text:p>
              </table:table-cell>
              <table:table-cell office:value-type="float" office:value="14.2354907312083">
                <text:p>14.2354907312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.49185309632968">
                <text:p>5.49185309632968</text:p>
              </table:table-cell>
              <table:table-cell office:value-type="float" office:value="80">
                <text:p>80</text:p>
              </table:table-cell>
              <table:table-cell office:value-type="float" office:value="9.59245703726808">
                <text:p>9.59245703726808</text:p>
              </table:table-cell>
              <table:table-cell office:value-type="float" office:value="80">
                <text:p>80</text:p>
              </table:table-cell>
              <table:table-cell office:value-type="float" office:value="11.6613327527952">
                <text:p>11.6613327527952</text:p>
              </table:table-cell>
              <table:table-cell office:value-type="float" office:value="80">
                <text:p>80</text:p>
              </table:table-cell>
              <table:table-cell office:value-type="float" office:value="14.0169823475337">
                <text:p>14.0169823475337</text:p>
              </table:table-cell>
              <table:table-cell office:value-type="float" office:value="80">
                <text:p>80</text:p>
              </table:table-cell>
              <table:table-cell office:value-type="float" office:value="16.2373967101425">
                <text:p>16.2373967101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85798099512757">
                <text:p>5.85798099512757</text:p>
              </table:table-cell>
              <table:table-cell office:value-type="float" office:value="90">
                <text:p>90</text:p>
              </table:table-cell>
              <table:table-cell office:value-type="float" office:value="9.43254190038826">
                <text:p>9.43254190038826</text:p>
              </table:table-cell>
              <table:table-cell office:value-type="float" office:value="90">
                <text:p>90</text:p>
              </table:table-cell>
              <table:table-cell office:value-type="float" office:value="12.5082899861403">
                <text:p>12.5082899861403</text:p>
              </table:table-cell>
              <table:table-cell office:value-type="float" office:value="90">
                <text:p>90</text:p>
              </table:table-cell>
              <table:table-cell office:value-type="float" office:value="15.6959894647025">
                <text:p>15.6959894647025</text:p>
              </table:table-cell>
              <table:table-cell office:value-type="float" office:value="90">
                <text:p>90</text:p>
              </table:table-cell>
              <table:table-cell office:value-type="float" office:value="18.097450930699">
                <text:p>18.097450930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10d0c"/>
    </style:style>
    <style:style style:name="ch10" style:family="chart">
      <style:chart-properties loext:regression-x-name="n" loext:regression-y-name="log(calls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ummary.A1:summary.B5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5.632cm" svg:y="8.019cm" chart:style-name="ch5">
              <text:p>Order (vertices)</text:p>
            </chart:title>
          </chart:axis>
          <chart:axis chart:dimension="y" chart:name="primary-y" chart:style-name="ch4">
            <chart:title svg:x="0.451cm" svg:y="5.521cm" chart:style-name="ch6">
              <text:p>Calls to Extend (log)</text:p>
            </chart:title>
            <chart:grid chart:style-name="ch7" chart:class="major"/>
          </chart:axis>
          <chart:series chart:style-name="ch8" chart:values-cell-range-address="summary.B1:summary.B5" loext:label-string="&quot;P=90&quot;" chart:class="chart:scatter">
            <chart:domain table:cell-range-address="summary.A1:summary.A5"/>
            <chart:regression-curve chart:style-name="ch9">
              <chart:equation chart:display-equation="true" chart:display-r-square="false" chart:style-name="ch10"/>
            </chart:regression-curve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.A1:summary.A5</svg:desc>
                </draw:g>
              </table:table-cell>
              <table:table-cell office:value-type="float" office:value="5.85798099512757">
                <text:p>5.85798099512757</text:p>
                <draw:g>
                  <svg:desc>summary.B1:summary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5082899861403">
                <text:p>12.508289986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.6959894647025">
                <text:p>15.6959894647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8.097450930699">
                <text:p>18.097450930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